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2ea" officeooo:paragraph-rsid="001bb2ea"/>
    </style:style>
    <style:style style:name="P2" style:family="paragraph" style:parent-style-name="Standard">
      <style:text-properties officeooo:paragraph-rsid="001bb2e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b2ea" officeooo:paragraph-rsid="001bb2e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b2ea" officeooo:paragraph-rsid="001bb2ea" style:font-size-asian="16pt" style:font-weight-asian="bold" style:font-size-complex="16pt" style:font-weight-complex="bold"/>
    </style:style>
    <style:style style:name="T1" style:family="text">
      <style:text-properties officeooo:rsid="001bb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G ASSIGNMENT</text:p>
      <text:p text:style-name="P1"/>
      <text:p text:style-name="P4"/>
      <text:p text:style-name="P4"/>
      <text:p text:style-name="P4">ASSIGNMENT 1</text:p>
      <text:p text:style-name="P1"/>
      <text:p text:style-name="P2"><text:span text:style-name="T1">1. Write an OpenGL program to implement </text:span>Digital differential analyzer <text:span text:style-name="T1">Line drawing algorithm.</text:span></text:p>
      <text:p text:style-name="P2"/>
      <text:p text:style-name="P1">2. <text:s/>Write an OpenGL program to draw a ploygon using OpenGL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19:43.858313261</meta:creation-date>
    <dc:date>2019-01-15T09:25:05.376764564</dc:date>
    <meta:editing-duration>PT5M23S</meta:editing-duration>
    <meta:editing-cycles>1</meta:editing-cycles>
    <meta:document-statistic meta:table-count="0" meta:image-count="0" meta:object-count="0" meta:page-count="1" meta:paragraph-count="4" meta:word-count="29" meta:character-count="187" meta:non-whitespace-character-count="161"/>
    <meta:generator>LibreOffice/6.0.7.3$Linux_X86_64 LibreOffice_project/00m0$Build-3</meta:generator>
  </office:meta>
</office:document-meta>
</file>